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gradient" draw:fill-gradient-name="Gradient_20_17" draw:textarea-horizontal-align="justify" draw:textarea-vertical-align="middle" draw:auto-grow-height="false"/>
    </style:style>
    <style:style style:name="gr2" style:family="graphic" style:parent-style-name="standard">
      <style:graphic-properties svg:stroke-width="0.2cm" svg:stroke-color="#800000" draw:marker-start-width="0.5cm" draw:marker-end-width="0.5cm" draw:fill="gradient" draw:fill-color="#ff0000" draw:fill-gradient-name="Rectangular_20_red_2f_white" draw:textarea-horizontal-align="justify" draw:textarea-vertical-align="middle" draw:auto-grow-height="false" fo:padding-top="0.225cm" fo:padding-bottom="0.225cm" fo:padding-left="0.35cm" fo:padding-right="0.35cm" draw:shadow="hidden"/>
    </style:style>
    <style:style style:name="gr3" style:family="graphic" style:parent-style-name="standard">
      <style:graphic-properties draw:stroke="none" svg:stroke-width="0cm" draw:marker-start-width="0.65cm" draw:marker-end-width="0.65cm" draw:fill="gradient" draw:fill-color="#c0c0c0" draw:fill-gradient-name="Gradient_20_17" draw:textarea-horizontal-align="center" draw:textarea-vertical-align="middle" fo:padding-top="0.275cm" fo:padding-bottom="0.275cm" fo:padding-left="0.4cm" fo:padding-right="0.4cm"/>
    </style:style>
    <style:style style:name="gr4" style:family="graphic">
      <style:graphic-properties draw:stroke="none" svg:stroke-width="0cm" draw:marker-start-width="0.65cm" draw:marker-end-width="0.65cm" draw:fill="gradient" draw:fill-color="#c0c0c0" draw:fill-gradient-name="Gradient_20_17" draw:opacity="100%" draw:textarea-horizontal-align="center" draw:textarea-vertical-align="middle" fo:padding-top="0.275cm" fo:padding-bottom="0.275cm" fo:padding-left="0.4cm" fo:padding-right="0.4cm"/>
    </style:style>
    <style:style style:name="gr5" style:family="graphic" style:parent-style-name="standard">
      <style:graphic-properties draw:stroke="none" svg:stroke-width="0cm" draw:marker-start-width="0.95cm" draw:marker-end-width="0.95cm" draw:fill="gradient" draw:fill-color="#c0c0c0" draw:fill-gradient-name="Gradient_20_17" draw:textarea-horizontal-align="center" draw:textarea-vertical-align="middle" fo:padding-top="0.375cm" fo:padding-bottom="0.375cm" fo:padding-left="0.5cm" fo:padding-right="0.5cm"/>
    </style:style>
    <style:style style:name="gr6" style:family="graphic">
      <style:graphic-properties draw:stroke="none" svg:stroke-width="0cm" draw:marker-start-width="0.95cm" draw:marker-end-width="0.95cm" draw:fill="gradient" draw:fill-color="#c0c0c0" draw:fill-gradient-name="Gradient_20_17" draw:opacity="100%" draw:textarea-horizontal-align="center" draw:textarea-vertical-align="middle" fo:padding-top="0.375cm" fo:padding-bottom="0.375cm" fo:padding-left="0.5cm" fo:padding-right="0.5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8.029cm" svg:height="7.998cm" svg:x="2.57cm" svg:y="1.8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10.549cm" svg:height="9.196cm" svg:x="1.228cm" svg:y="1.273cm" svg:viewBox="0 0 10550 9197" svg:d="m5395 2079c-10-11-23-21-38-29-27-16-53-23-84-23s-57 7-84 23c-15 8-27 18-38 29l-3424 5934c-5 16-7 31-7 48 0 31 7 58 23 84s34 47 61 62c15 9 30 15 45 18l6852 2c16-3 30-9 45-18 27-15 46-35 62-62s22-53 22-84c0-17-2-32-6-48zm-3370-7937 5086 8805c7 23 10 46 10 71 0 46-10 85-33 125s-52 68-92 91c-22 13-43 22-66 27l-10168-3c-22-5-44-14-66-27-40-23-68-51-92-91s-33-79-33-125c0-25 3-48 10-71l5081-8803c16-17 34-31 56-44 40-23 79-33 125-33s85 10 125 33c22 13 41 28 57 45z">
          <text:p/>
        </draw:path>
        <draw:g>
          <draw:path draw:style-name="gr3" draw:text-style-name="P1" draw:layer="layout" svg:width="0.559cm" svg:height="2.999cm" svg:x="6.211cm" svg:y="4.705cm" svg:viewBox="0 0 560 3000" svg:d="m38 2975c0-963-85-2800 0-2889 111-115 366-114 479 0 96 98 0 1926 0 2889-158 39-328 27-479 0z">
            <text:p/>
          </draw:path>
          <draw:path draw:style-name="gr4" draw:text-style-name="P1" draw:layer="layout" svg:width="0.859cm" svg:height="3.299cm" svg:x="6.061cm" svg:y="4.555cm" svg:viewBox="0 0 860 3300" svg:d="m113 3254c-24-13-41-30-55-54s-20-48-20-75c0-642-38-1673-38-2314 0-82 1-157 2-224 1-69 3-130 7-182 1-27 3-51 5-73 2-24 5-45 8-63 2-10 3-20 5-28l147 32-147-32c3-11 5-21 8-29 4-14 9-25 13-34 10-20 21-35 32-46l108 104-108-104v0c23-23 49-44 78-62 27-16 56-29 86-40 57-20 120-30 182-30 63 0 126 10 183 30 31 10 60 24 87 40 29 17 55 38 78 61 0 0 0 0 0 0 11 11 22 25 32 44 5 9 10 21 14 34 6 16 11 36 15 60 3 18 6 39 9 64 2 22 5 47 6 74 4 52 6 114 8 183 1 68 2 143 2 224 0 642-43 1669-43 2311 0 27-6 51-20 75s-31 41-55 54c-12 8-24 13-38 16-84 21-170 30-256 30-98 0-195-12-286-28-18-3-33-8-49-18zm200-2893c-2 18-4 39-5 62-3 48-5 105-6 170-1 65-2 138-2 218 0 599 33 1539 37 2183 37 4 74 6 111 6 23 0 46-1 70-3 5-644 42-1582 42-2183 0-79-1-152-2-217-2-65-4-122-7-170-2-23-3-44-5-62-2-14-3-27-5-38-9-6-19-10-30-14-26-9-55-13-85-13-28 0-57 4-83 13-9 3-18 7-26 12-2 10-3 22-4 36z">
            <text:p/>
          </draw:path>
        </draw:g>
        <draw:g>
          <draw:path draw:style-name="gr5" draw:text-style-name="P1" draw:layer="layout" svg:width="0.499cm" svg:height="0.499cm" svg:x="6.253cm" svg:y="8.395cm" svg:viewBox="0 0 500 500" svg:d="m250 500c-46 0-85-10-125-33s-68-52-92-92-33-79-33-125 10-85 33-125 52-68 92-92 79-33 125-33 85 10 125 33 68 52 92 92 33 79 33 125-10 85-33 125-52 68-92 92-79 33-125 33z">
            <text:p/>
          </draw:path>
          <draw:path draw:style-name="gr6" draw:text-style-name="P1" draw:layer="layout" svg:width="0.999cm" svg:height="0.999cm" svg:x="6.003cm" svg:y="8.145cm" svg:viewBox="0 0 1000 1000" svg:d="m370 983c-41-11-80-27-120-50-40-23-74-49-104-79-30-30-56-64-79-104-23-40-39-79-50-120-11-41-17-84-17-130 0-46 6-89 17-130 11-41 27-80 50-120s49-74 79-104c30-30 64-56 104-79 40-23 79-39 120-50 41-11 84-17 130-17s89 6 130 17c41 11 80 27 120 50 40 23 74 49 104 79 30 30 56 64 79 104 23 40 39 79 50 120 11 41 17 84 17 130 0 46-6 89-17 130-11 41-27 80-50 120s-49 74-79 104c-30 30-64 56-104 79-40 23-79 39-120 50-41 11-84 17-130 17s-89-6-130-17zm130-483c0 0 0 0 0 0 0 0 0 0 0 0zm0 0c0 0 0 0 0 0 0 0 0 0 0 0zm0 0c0 0 0 0 0 0s0 0 0 0zm0 0c0 0 0 0 0 0 0 0 0 0 0 0zm0 0c0 0 0 0 0 0 0 0 0 0 0 0zm0 0c0 0 0 0 0 0 0 0 0 0 0 0zm0 0c0 0 0 0 0 0 0 0 0 0 0 0zm0 0c0 0 0 0 0 0s0 0 0 0zm0 0c0 0 0 0 0 0 0 0 0 0 0 0zm0 0c0 0 0 0 0 0 0 0 0 0 0 0zm0 0c0 0 0 0 0 0 0 0 0 0 0 0zm0 0c0 0 0 0 0 0 0 0 0 0 0 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6" draw:display-name="Gradient 16" draw:style="radial" draw:cx="50%" draw:cy="50%" draw:start-color="#000000" draw:end-color="#333333" draw:start-intensity="100%" draw:end-intensity="100%" draw:border="0%"/>
    <draw:gradient draw:name="Gradient_20_17" draw:display-name="Gradient 17" draw:style="radial" draw:cx="50%" draw:cy="50%" draw:start-color="#000000" draw:end-color="#666666" draw:start-intensity="100%" draw:end-intensity="100%" draw:border="0%"/>
    <draw:gradient draw:name="Gradient_20_7" draw:display-name="Gradient 7" draw:style="linear" draw:start-color="#00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33M20S</meta:editing-duration>
    <meta:editing-cycles>5</meta:editing-cycles>
    <meta:generator>OpenOffice.org/3.3$Win32 OpenOffice.org_project/330m20$Build-9567</meta:generator>
    <dc:date>2011-06-24T13:46:14.24</dc:date>
    <dc:creator>Gerd Neugebauer</dc:creator>
    <meta:document-statistic meta:object-count="8"/>
  </office:meta>
</office:document-meta>
</file>